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rsid="0022ee97" officeooo:paragraph-rsid="0022ee97"/>
    </style:style>
    <style:style style:name="P3" style:family="paragraph" style:parent-style-name="Standard">
      <style:text-properties officeooo:paragraph-rsid="002179db"/>
    </style:style>
    <style:style style:name="P4" style:family="paragraph" style:parent-style-name="Standard">
      <style:text-properties officeooo:rsid="002485e6" officeooo:paragraph-rsid="002485e6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2ee97" style:font-size-asian="12pt"/>
    </style:style>
    <style:style style:name="T3" style:family="text">
      <style:text-properties style:use-window-font-color="true" style:font-name="AppleSystemUIFont" fo:font-size="12pt" officeooo:rsid="002485e6" style:font-size-asian="12pt"/>
    </style:style>
    <style:style style:name="T4" style:family="text">
      <style:text-properties style:use-window-font-color="true" style:font-name="AppleSystemUIFont" fo:font-size="12pt" officeooo:rsid="002179db" style:font-size-asian="12pt"/>
    </style:style>
    <style:style style:name="T5" style:family="text">
      <style:text-properties style:use-window-font-color="true" style:font-name="AppleSystemUIFont" fo:font-size="12pt" officeooo:rsid="0026ffd8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1"><text:span text:style-name="T1">2. </text:span><text:span text:style-name="T5">Sayac =1</text:span></text:p>
      <text:p text:style-name="P1"><text:span text:style-name="T1">3. </text:span><text:span text:style-name="T5">Yaz Beyza</text:span></text:p>
      <text:p text:style-name="P1"><text:span text:style-name="T1">4. </text:span><text:span text:style-name="T5">Sayac = Sayac+1</text:span></text:p>
      <text:p text:style-name="P3"><text:span text:style-name="T4">5. </text:span><text:span text:style-name="T5">Sayac &lt;= 10 ise git adım 3</text:span></text:p>
      <text:p text:style-name="P2"><text:span text:style-name="T1">6. Değilse </text:span><text:span text:style-name="T5">dur</text:span></text:p>
      <text:p text:style-name="P4"><text:span text:style-name="T3">7. </text:span><text:span text:style-name="T1">Biti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1:56:16.799103124</dc:date>
    <meta:editing-duration>PT10H58M59S</meta:editing-duration>
    <meta:editing-cycles>4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27" meta:character-count="115" meta:non-whitespace-character-count="96"/>
  </office:meta>
</office:document-meta>
</file>